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3.665cm" style:rel-column-width="13656*"/>
    </style:style>
    <style:style style:name="Table3.B" style:family="table-column">
      <style:table-column-properties style:column-width="3.45cm" style:rel-column-width="12854*"/>
    </style:style>
    <style:style style:name="Table3.C" style:family="table-column">
      <style:table-column-properties style:column-width="1.445cm" style:rel-column-width="5382*"/>
    </style:style>
    <style:style style:name="Table3.D" style:family="table-column">
      <style:table-column-properties style:column-width="1.198cm" style:rel-column-width="4462*"/>
    </style:style>
    <style:style style:name="Table3.E" style:family="table-column">
      <style:table-column-properties style:column-width="1.372cm" style:rel-column-width="5112*"/>
    </style:style>
    <style:style style:name="Table3.F" style:family="table-column">
      <style:table-column-properties style:column-width="1.88cm" style:rel-column-width="7005*"/>
    </style:style>
    <style:style style:name="Table3.G" style:family="table-column">
      <style:table-column-properties style:column-width="4.581cm" style:rel-column-width="17064*"/>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3.81cm" style:rel-column-width="14195*"/>
    </style:style>
    <style:style style:name="Table2.B" style:family="table-column">
      <style:table-column-properties style:column-width="3.179cm" style:rel-column-width="11842*"/>
    </style:style>
    <style:style style:name="Table2.C" style:family="table-column">
      <style:table-column-properties style:column-width="2.803cm" style:rel-column-width="10442*"/>
    </style:style>
    <style:style style:name="Table2.D" style:family="table-column">
      <style:table-column-properties style:column-width="2.531cm" style:rel-column-width="9430*"/>
    </style:style>
    <style:style style:name="Table2.E" style:family="table-column">
      <style:table-column-properties style:column-width="5.267cm" style:rel-column-width="19626*"/>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8" style:family="paragraph" style:parent-style-name="Table_20_Contents">
      <style:paragraph-properties fo:margin-top="0cm" fo:margin-bottom="0cm" fo:text-align="center" style:justify-single-word="false"/>
    </style:style>
    <style:style style:name="P9"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0" style:family="paragraph" style:parent-style-name="Table_20_Heading">
      <style:paragraph-properties fo:margin-top="0cm" fo:margin-bottom="0cm"/>
    </style:style>
    <style:style style:name="P11" style:family="paragraph" style:parent-style-name="Standard">
      <style:paragraph-properties fo:break-before="page"/>
    </style:style>
    <style:style style:name="P12" style:family="paragraph" style:parent-style-name="Standard" style:list-style-name="L1">
      <style:paragraph-properties fo:margin-top="0cm" fo:margin-bottom="0cm"/>
    </style:style>
    <style:style style:name="P13" style:family="paragraph" style:parent-style-name="Standard" style:list-style-name="L2">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list-style-name="L2">
      <style:paragraph-properties fo:margin-top="0cm" fo:margin-bottom="0cm"/>
    </style:style>
    <style:style style:name="P15" style:family="paragraph" style:parent-style-name="Standard" style:list-style-name="L2">
      <style:paragraph-properties fo:margin-top="0.3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list-style-name="L2">
      <style:paragraph-properties fo:margin-top="0cm" fo:margin-bottom="0.3cm"/>
    </style:style>
    <style:style style:name="P17" style:family="paragraph" style:parent-style-name="Heading_20_1" style:master-page-name="First_20_Page">
      <style:paragraph-properties style:page-number="auto"/>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20"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Heading_20_2">
      <style:text-properties style:font-name="Arial1" fo:font-size="14pt" style:font-size-asian="14pt" style:font-size-complex="14pt"/>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e OpenLCB Standards are independently normative. <text:s/>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h text:style-name="Heading_20_2" text:outline-level="2">Reserved fields</text:h>
      <text:p text:style-name="Standard">When <text:span text:style-name="T7">sending</text:span><text:span text:style-name="T8"> a message, set reserved fields to zero value unless otherwise specified. When </text:span><text:span text:style-name="T7">transporting</text:span><text:span text:style-name="T8"> a message, transport reserved quantities unchanged.</text:span></text:p>
      <text:p text:style-name="Standard"><text:span text:style-name="T8">When </text:span><text:span text:style-name="T7">receiving</text:span><text:span text:style-name="T8"> a message, consult the Standard: reserved fields come in two flavors. One is “reserved, send as zero, </text:span><text:span text:style-name="T7">ignore upon receipt</text:span><text:span text:style-name="T8">”. This means that a receiving node shall process the message, ignoring the value in the reserved field (or assuming it was the default value of zero). Some future extension or additional information may not be available, but the interaction can be continued without it. The other flavor is “reserved, send as zero, </text:span><text:span text:style-name="T7">check upon receipt</text:span><text:span text:style-name="T8">”. This means that if the receiving node finds a non-zero value in that field, it must abort processing the message, not perform any action requested by it, and </text:span><text:span text:style-name="T8">if appropriate, should </text:span><text:span text:style-name="T8">respond with an error code, </text:span><text:span text:style-name="T8">preferably some form of “unimplemented”</text:span><text:span text:style-name="T8">. Future version</text:span><text:span text:style-name="T8">s of the standard may define the bits marked with “check upon receipt” in a way that is incompatible with previous versions of the standard, including giving the rest of the message a completely different meaning when the reserved field is not the default value.</text:span></text:p>
      <text:p text:style-name="Standard">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text:soft-page-break/>OpenLCB is, by default, big-endian. <text:s/>When sending multi-byte data, the byte containing the most significant bits is sent first. This is the same as the CAN header, Ethernet and the common internet protocols, but not the same as the Intel x86 architecture.</text:p>
      <text:p text:style-name="Standard">When a sequence of bytes is being documented or described, the first or most significant is labeled 0, <text:span text:style-name="T4">the</text:span> next is labe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TF-8 text that follows. See <text:span text:style-name="T4">the</text:span> individual standards for more information.</text:p>
      <text:h text:style-name="Heading_20_1" text:outline-level="1"><text:soft-page-break/>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22" text:outline-level="2"><text:span text:style-name="T5">Presentation of a</text:span><text:span text:style-name="T5">n</text:span><text:span text:style-name="T5"> OpenLCB </text:span><text:span text:style-name="T6">message</text:span></text:h>
      <text:p text:style-name="Standard">OpenLCB messages are described in this common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Name</text:p>
          </table:table-cell>
          <table:table-cell table:style-name="Table3.A1" office:value-type="string">
            <text:p text:style-name="P9">Description</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9">Event ID</text:p>
          </table:table-cell>
          <table:table-cell table:style-name="Table3.A1" office:value-type="string">
            <text:p text:style-name="P9">Common</text:p>
            <text:p text:style-name="P9">MTI</text:p>
          </table:table-cell>
          <table:table-cell table:style-name="Table3.G1" office:value-type="string">
            <text:p text:style-name="P9">Data Content</text:p>
          </table:table-cell>
        </table:table-row>
        <table:table-row>
          <table:table-cell table:style-name="Table3.A2" office:value-type="string">
            <text:p text:style-name="P8"/>
          </table:table-cell>
          <table:table-cell table:style-name="Table3.A2" office:value-type="string">
            <text:p text:style-name="P8">(optional field)</text:p>
          </table:table-cell>
          <table:table-cell table:style-name="Table3.A2" office:value-type="string">
            <text:p text:style-name="P8">N</text:p>
          </table:table-cell>
          <table:table-cell table:style-name="Table3.A2" office:value-type="string">
            <text:p text:style-name="P8">N</text:p>
          </table:table-cell>
          <table:table-cell table:style-name="Table3.A2" office:value-type="string">
            <text:p text:style-name="P8">N</text:p>
          </table:table-cell>
          <table:table-cell table:style-name="Table3.A2" office:value-type="string">
            <text:p text:style-name="P8">0x0000</text:p>
          </table:table-cell>
          <table:table-cell table:style-name="Table3.G2" office:value-type="string">
            <text:p text:style-name="P8"/>
          </table:table-cell>
        </table:table-row>
      </table:table>
      <text:p text:style-name="Standard"/>
      <text:list xml:id="list9083275007284809549" text:style-name="L1">
        <text:list-item>
          <text:p text:style-name="P12">Name: Standard name of the message.</text:p>
        </text:list-item>
      </text:list>
      <text:list xml:id="list6410503129246267027" text:style-name="L2">
        <text:list-item>
          <text:p text:style-name="P13"><text:soft-page-break/>Description: Optional field, generally used if there is variant forms. </text:p>
        </text:list-item>
        <text:list-item>
          <text:p text:style-name="P13">Simple Node: Whether the message is included in the “simple node subset” (defined in the Message Networking TN).</text:p>
        </text:list-item>
        <text:list-item>
          <text:p text:style-name="P14">Dest ID: Whether this message includes <text:span text:style-name="T4">a destination address for a specific node. If not, the message is global.</text:span></text:p>
        </text:list-item>
        <text:list-item>
          <text:p text:style-name="P14">Event ID: Whether this message includes <text:span text:style-name="T4">an Event ID.</text:span></text:p>
        </text:list-item>
        <text:list-item>
          <text:p text:style-name="P14">Common MTI: The 16-bit value, typically in hex notation, of the full Message Type Indicator.</text:p>
        </text:list-item>
        <text:list-item>
          <text:p text:style-name="P14">Data Content: Summary description of data bytes, if any, included after fixed fields such as MTI and destination address.</text:p>
        </text:list-item>
      </text:list>
      <text:p text:style-name="Standard"/>
      <text:p text:style-name="Standard">Adaptation to CAN messages are described in this forma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Name</text:p>
          </table:table-cell>
          <table:table-cell table:style-name="Table2.A1" office:value-type="string">
            <text:p text:style-name="P10">Description</text:p>
          </table:table-cell>
          <table:table-cell table:style-name="Table2.A1" office:value-type="string">
            <text:p text:style-name="P9">CAN-MTI</text:p>
          </table:table-cell>
          <table:table-cell table:style-name="Table2.A1" office:value-type="string">
            <text:p text:style-name="P10">CAN Header</text:p>
          </table:table-cell>
          <table:table-cell table:style-name="Table2.E1" office:value-type="string">
            <text:p text:style-name="P9">Data Content</text:p>
          </table:table-cell>
        </table:table-row>
        <table:table-row>
          <table:table-cell table:style-name="Table2.A2" office:value-type="string">
            <text:p text:style-name="P8"/>
          </table:table-cell>
          <table:table-cell table:style-name="Table2.A2" office:value-type="string">
            <text:p text:style-name="P8">(optional field)</text:p>
          </table:table-cell>
          <table:table-cell table:style-name="Table2.A2" office:value-type="string">
            <text:p text:style-name="P8">0x000</text:p>
            <text:p text:style-name="P8">(optional field)</text:p>
          </table:table-cell>
          <table:table-cell table:style-name="Table2.A2" office:value-type="string">
            <text:p text:style-name="P8">0x1800,0sss</text:p>
          </table:table-cell>
          <table:table-cell table:style-name="Table2.E2" office:value-type="string">
            <text:p text:style-name="P8">fddd</text:p>
          </table:table-cell>
        </table:table-row>
      </table:table>
      <text:list xml:id="list599171479" text:continue-numbering="true" text:style-name="L2">
        <text:list-item>
          <text:p text:style-name="P15">Name: Standard name of the message.</text:p>
        </text:list-item>
        <text:list-item>
          <text:p text:style-name="P13">Description: Optional field, generally used if there is variant forms. </text:p>
        </text:list-item>
        <text:list-item>
          <text:p text:style-name="P13">CAN-MTI format: Typical CAN frame representation of the MTI. Optional field, used only if the CAN-MTI is not equal to the low 12 bits of the Common MTI.</text:p>
        </text:list-item>
        <text:list-item>
          <text:p text:style-name="P13">CAN Header: Contains the CAN header. <text:s/>Source node ID alias is represented by “sss”. <text:s/>Destination node ID alias, if present, is represented by “ddd”.</text:p>
        </text:list-item>
        <text:list-item>
          <text:p text:style-name="P16">Data Content: Summary description of data bytes, if any. For addressed messages, also include the fixed destination address format, represented as “fddd”, where the “f” represents fragmentation flags. <text:s/></text:p>
        </text:list-item>
      </text:list>
      <text:p text:style-name="P6">Note that this information is not completely independent. <text:s/>The MTI value depends on simple subset, priority subgroup, etc, values. <text:s/>The messages are detailed in specific associated documentation. <text:s/>That documentation is considered normative.</text:p>
      <text:p text:style-name="P6">For more information, see the various “Message Networking” Standards and Technical Notes.</text:p>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Data<text:tab/>1</text:p>
          <text:p text:style-name="P18"><text:s/>2.1 Reserved fields<text:tab/>1</text:p>
          <text:p text:style-name="P18"><text:s/>2.2 Numerical representation<text:tab/>1</text:p>
          <text:p text:style-name="P18"><text:s/>2.3 Byte sequences<text:tab/>1</text:p>
          <text:p text:style-name="P18"><text:s/>2.4 Bit sequences<text:tab/>2</text:p>
          <text:p text:style-name="P18"><text:s/>2.5 Strings<text:tab/>2</text:p>
          <text:p text:style-name="P21"><text:s/>3 Presentation<text:tab/>3</text:p>
          <text:p text:style-name="P18"><text:s/>3.1 Presentation of CAN Quantities<text:tab/>3</text:p>
          <text:p text:style-name="P18"><text:s/>3.2 Presentation of an OpenLCB message<text:tab/>3</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08cm" style:rel-column-width="34402*"/>
    </style:style>
    <style:style style:name="Table1.B" style:family="table-column">
      <style:table-column-properties style:column-width="0.109cm" style:rel-column-width="447*"/>
    </style:style>
    <style:style style:name="Table1.C" style:family="table-column">
      <style:table-column-properties style:column-width="4.182cm" style:rel-column-width="17110*"/>
    </style:style>
    <style:style style:name="Table1.D" style:family="table-column">
      <style:table-column-properties style:column-width="3.318cm" style:rel-column-width="13576*"/>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15T06:02:36">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7390972222222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46cm" svg:y="0.519cm" svg:width="7.107cm" svg:height="2.517cm"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5T06:02:36">Feb 15, 2015</text:date></text:p>
            </table:table-cell>
            <table:table-cell table:style-name="Table1.C1" office:value-type="string">
              <text:p text:style-name="MP8"><text:s/>Adopted</text:p>
            </table:table-cell>
          </table:table-row>
        </table:table>
        <text:p text:style-name="Header"/>
      </style:header>
      <style:footer>
        <text:p text:style-name="MP9"><text:span text:style-name="Page_20_Number"><text:span text:style-name="MT2">Copyright 2011-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75" text:date-value="2015-02-15T06:02:36">Feb 15,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ommon Information Technical Note</dc:title>
    <meta:initial-creator>Alex Shepherd</meta:initial-creator>
    <meta:creation-date>2009-01-22T07:11:27</meta:creation-date>
    <meta:editing-cycles>120</meta:editing-cycles>
    <meta:editing-duration>PT15H11M57S</meta:editing-duration>
    <meta:generator>OpenOffice/4.1.1$Unix OpenOffice.org_project/411m6$Build-9775</meta:generator>
    <dc:date>2015-02-15T06:02:36</dc:date>
    <dc:creator>D Harris</dc:creator>
    <meta:keyword>OpenLCB Common Information</meta:keyword>
    <meta:document-statistic meta:table-count="3" meta:image-count="1" meta:object-count="0" meta:page-count="5" meta:paragraph-count="100" meta:word-count="1529" meta:character-count="9503"/>
    <meta:user-defined meta:name="Info 1"/>
    <meta:user-defined meta:name="Info 2"/>
    <meta:user-defined meta:name="Info 3"/>
    <meta:user-defined meta:name="Info 4"/>
  </office:meta>
</office:document-meta>
</file>